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318.46mm" svg:y="51.73mm">
            <draw:object draw:notify-on-update-of-ranges="Sheet1.A15:Sheet1.A15 Sheet1.A16:Sheet1.A20 Sheet1.B15:Sheet1.B15 Sheet1.B16:Sheet1.B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10.3mm" svg:y="0mm">
            <draw:object draw:notify-on-update-of-ranges="Sheet1.A1:Sheet1.A1 Sheet1.A2:Sheet1.A7 Sheet1.B1:Sheet1.B1 Sheet1.B2:Sheet1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100.95mm" svg:y="110.69mm">
            <draw:object draw:notify-on-update-of-ranges="Sheet1.A26:Sheet1.A26 Sheet1.A27:Sheet1.A38 Sheet1.B26:Sheet1.B26 Sheet1.B27:Sheet1.B3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s (ms)</text:p>
          </table:table-cell>
          <table:table-cell office:value-type="string" calcext:value-type="string">
            <text:p>Resulta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14" calcext:value-type="float">
            <text:p>3814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51" calcext:value-type="float">
            <text:p>3851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55" calcext:value-type="float">
            <text:p>3955</text:p>
          </table:table-cell>
          <table:table-cell office:value-type="float" office:value="1.77" calcext:value-type="float">
            <text:p>1,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41" calcext:value-type="float">
            <text:p>6841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08" calcext:value-type="float">
            <text:p>6708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13" calcext:value-type="float">
            <text:p>6813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739" calcext:value-type="float">
            <text:p>6739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879" calcext:value-type="float">
            <text:p>6879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896" calcext:value-type="float">
            <text:p>6896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6978" calcext:value-type="float">
            <text:p>6978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7027" calcext:value-type="float">
            <text:p>7027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7738" calcext:value-type="float">
            <text:p>7738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Temps (m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1" calcext:value-type="float">
            <text:p>68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25" calcext:value-type="float">
            <text:p>68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24" calcext:value-type="float">
            <text:p>682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28" calcext:value-type="float">
            <text:p>682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36" calcext:value-type="float">
            <text:p>6736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824" calcext:value-type="float">
            <text:p>6824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833" calcext:value-type="float">
            <text:p>6833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811" calcext:value-type="float">
            <text:p>6811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6735" calcext:value-type="float">
            <text:p>673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lices</text:p>
          </table:table-cell>
          <table:table-cell office:value-type="string" calcext:value-type="string">
            <text:p>Temps (m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12" calcext:value-type="float">
            <text:p>38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13" calcext:value-type="float">
            <text:p>38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39" calcext:value-type="float">
            <text:p>68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77" calcext:value-type="float">
            <text:p>687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30" calcext:value-type="float">
            <text:p>69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01" calcext:value-type="float">
            <text:p>700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05" calcext:value-type="float">
            <text:p>700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23" calcext:value-type="float">
            <text:p>722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51" calcext:value-type="float">
            <text:p>755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88" calcext:value-type="float">
            <text:p>808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472" calcext:value-type="float">
            <text:p>947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190" calcext:value-type="float">
            <text:p>11190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151" calcext:value-type="float">
            <text:p>201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2:07:31.135233104</meta:creation-date>
    <dc:date>2015-11-30T13:00:16.855310826</dc:date>
    <meta:editing-duration>PT5M23S</meta:editing-duration>
    <meta:editing-cycles>3</meta:editing-cycles>
    <meta:generator>LibreOffice/4.4.6.3$Linux_x86 LibreOffice_project/40m0$Build-3</meta:generator>
    <meta:document-statistic meta:table-count="1" meta:cell-count="8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11cm" svg:y="0.316cm" chart:style-name="ch2">
          <text:p>Temps d'execution en fonction de N</text:p>
        </chart:title>
        <chart:subtitle svg:x="6.25cm" svg:y="1.301cm" chart:style-name="ch3">
          <text:p>4threads et 2 slices</text:p>
        </chart:subtitle>
        <chart:plot-area chart:style-name="ch4" table:cell-range-address="Sheet1.A1:Sheet1.B7" chart:data-source-has-labels="row" svg:x="1.331cm" svg:y="2.19cm" svg:width="14.349cm" svg:height="5.649cm">
          <chartooo:coordinate-region svg:x="2.323cm" svg:y="2.389cm" svg:width="13.077cm" svg:height="4.803cm"/>
          <chart:axis chart:dimension="x" chart:name="primary-x" chart:style-name="ch5">
            <chart:title svg:x="8.329cm" svg:y="8.019cm" chart:style-name="ch6">
              <text:p>N</text:p>
            </chart:title>
          </chart:axis>
          <chart:axis chart:dimension="y" chart:name="primary-y" chart:style-name="ch5">
            <chart:title svg:x="0.451cm" svg:y="5.891cm" chart:style-name="ch7">
              <text:p>Temps (ms)</text:p>
            </chart:title>
            <chart:grid chart:style-name="ch8" chart:class="major"/>
          </chart:axis>
          <chart:series chart:style-name="ch9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(m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7</svg:desc>
                </draw:g>
              </table:table-cell>
              <table:table-cell office:value-type="float" office:value="3814">
                <text:p>3814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6708">
                <text:p>6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813">
                <text:p>68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37cm" svg:y="0.316cm" chart:style-name="ch2">
          <text:p>Temps d'execution en fonction du nombre de thread</text:p>
        </chart:title>
        <chart:subtitle svg:x="6.488cm" svg:y="1.301cm" chart:style-name="ch3">
          <text:p>500 N et 2 slices</text:p>
        </chart:subtitle>
        <chart:plot-area chart:style-name="ch4" table:cell-range-address="Sheet1.A15:Sheet1.B20" chart:data-source-has-labels="row" svg:x="1.331cm" svg:y="2.19cm" svg:width="14.349cm" svg:height="5.649cm">
          <chartooo:coordinate-region svg:x="2.323cm" svg:y="2.389cm" svg:width="13.077cm" svg:height="4.803cm"/>
          <chart:axis chart:dimension="x" chart:name="primary-x" chart:style-name="ch5">
            <chart:title svg:x="7.138cm" svg:y="8.019cm" chart:style-name="ch6">
              <text:p>Nombre de thread</text:p>
            </chart:title>
          </chart:axis>
          <chart:axis chart:dimension="y" chart:name="primary-y" chart:style-name="ch5">
            <chart:title svg:x="0.451cm" svg:y="5.891cm" chart:style-name="ch7">
              <text:p>Temps (ms)</text:p>
            </chart:title>
            <chart:grid chart:style-name="ch8" chart:class="major"/>
          </chart:axis>
          <chart:series chart:style-name="ch9" chart:values-cell-range-address="Sheet1.B16:Sheet1.B20" chart:label-cell-address="Sheet1.B15:Sheet1.B15" chart:class="chart:scatter">
            <chart:domain table:cell-range-address="Sheet1.A16:Sheet1.A20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(ms)</text:p>
                <draw:g>
                  <svg:desc>Sheet1.B15:Sheet1.B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6:Sheet1.A20</svg:desc>
                </draw:g>
              </table:table-cell>
              <table:table-cell office:value-type="float" office:value="6811">
                <text:p>6811</text:p>
                <draw:g>
                  <svg:desc>Sheet1.B16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824">
                <text:p>6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6828">
                <text:p>6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6736">
                <text:p>67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76cm" svg:y="0.316cm" chart:style-name="ch2">
          <text:p>Temps d'execution en fonction du nombre de slices</text:p>
        </chart:title>
        <chart:subtitle svg:x="6.342cm" svg:y="1.301cm" chart:style-name="ch3">
          <text:p>500 N et 4 threads</text:p>
        </chart:subtitle>
        <chart:plot-area chart:style-name="ch4" table:cell-range-address="Sheet1.A26:Sheet1.B38" chart:data-source-has-labels="row" svg:x="0.32cm" svg:y="2.19cm" svg:width="15.36cm" svg:height="6.63cm">
          <chartooo:coordinate-region svg:x="1.312cm" svg:y="2.39cm" svg:width="13.811cm" svg:height="5.78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7:Sheet1.B38" chart:label-cell-address="Sheet1.B26:Sheet1.B26" chart:class="chart:scatter">
            <chart:domain table:cell-range-address="Sheet1.A27:Sheet1.A38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(ms)</text:p>
                <draw:g>
                  <svg:desc>Sheet1.B26:Sheet1.B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7:Sheet1.A38</svg:desc>
                </draw:g>
              </table:table-cell>
              <table:table-cell office:value-type="float" office:value="3812">
                <text:p>3812</text:p>
                <draw:g>
                  <svg:desc>Sheet1.B27:Sheet1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839">
                <text:p>6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877">
                <text:p>6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7005">
                <text:p>7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7223">
                <text:p>7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7551">
                <text:p>7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8088">
                <text:p>8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9472">
                <text:p>9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11190">
                <text:p>1119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